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7998" officeooo:paragraph-rsid="001c7998"/>
    </style:style>
    <style:style style:name="P2" style:family="paragraph" style:parent-style-name="Standard">
      <style:text-properties officeooo:rsid="001cb91b" officeooo:paragraph-rsid="001cb91b"/>
    </style:style>
    <style:style style:name="P3" style:family="paragraph" style:parent-style-name="Standard">
      <style:text-properties officeooo:rsid="001eb034" officeooo:paragraph-rsid="001eb034"/>
    </style:style>
    <style:style style:name="T1" style:family="text">
      <style:text-properties officeooo:rsid="001eb0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pnext</text:p>
      <text:p text:style-name="P1"/>
      <text:p text:style-name="P1">1.¿Qué es erpnext?</text:p>
      <text:p text:style-name="P1"/>
      <text:p text:style-name="P2">2. <text:span text:style-name="T1">Historia</text:span></text:p>
      <text:p text:style-name="P3">2.1 Origen</text:p>
      <text:p text:style-name="P3">2.2 Evolución</text:p>
      <text:p text:style-name="P2"/>
      <text:p text:style-name="P2">3. Situación en el mercado</text:p>
      <text:p text:style-name="P2">3.1.Cuota de mercado</text:p>
      <text:p text:style-name="P2">3.2. Clientes conocidos</text:p>
      <text:p text:style-name="P2"/>
      <text:p text:style-name="P2">4.Características técnicas principales</text:p>
      <text:p text:style-name="P2">4.1.Arquitectura</text:p>
      <text:p text:style-name="P2">4.2 Lenguaje de programación empleado</text:p>
      <text:p text:style-name="P2">4.3 Base de datos</text:p>
      <text:p text:style-name="P2"/>
      <text:p text:style-name="P2">5.Front</text:p>
      <text:p text:style-name="P2">6.Módulos principales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13:13:19.429000000</meta:creation-date>
    <dc:date>2021-10-21T15:14:44.794000000</dc:date>
    <meta:editing-duration>PT24M27S</meta:editing-duration>
    <meta:editing-cycles>1</meta:editing-cycles>
    <meta:document-statistic meta:table-count="0" meta:image-count="0" meta:object-count="0" meta:page-count="1" meta:paragraph-count="14" meta:word-count="37" meta:character-count="264" meta:non-whitespace-character-count="241"/>
    <meta:generator>LibreOffice/7.2.0.4$Windows_X86_64 LibreOffice_project/9a9c6381e3f7a62afc1329bd359cc48accb6435b</meta:generator>
  </office:meta>
</office:document-meta>
</file>